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ccccff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.152cm" draw:shadow-offset-y="0.152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25cm" draw:marker-start="" draw:marker-start-width="0.237cm" draw:marker-end="Arrowheads_20_1" draw:marker-end-width="0.3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draw:marker-start-width="0.276cm" draw:marker-end-width="0.276cm" draw:fill="solid" draw:fill-color="#2800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cc" draw:opacity="100%" draw:opacity-name="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svg:stroke-width="0.051cm" draw:marker-start-width="0.276cm" draw:marker-end-width="0.276cm" draw:fill="solid" draw:fill-color="#2800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25cm" draw:marker-start-width="0.237cm" draw:marker-end-width="0.237cm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draw:marker-start-width="0.237cm" draw:marker-end="Arrowheads_20_1" draw:marker-end-width="0.337cm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draw:marker-start-width="0.237cm" draw:marker-end="" draw:marker-end-width="0.337cm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marker-end="Arrowheads_20_1" draw:textarea-horizontal-align="center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family="FreeSans" style:font-family-generic="swiss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color="#ffffff" fo:font-family="FreeSans" style:font-family-generic="swiss" style:font-pitch="variable"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line-height="100%" fo:text-align="star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family="FreeSan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style:paragraph-properties fo:text-align="center"/>
      <style:text-properties fo:color="#ffffff" fo:font-family="FreeSans" style:font-family-generic="swiss" style:font-pitch="variable" fo:font-size="9pt" style:font-size-asian="9pt" style:font-size-complex="9pt"/>
    </style:style>
    <style:style style:name="P13" style:family="paragraph">
      <style:paragraph-properties fo:text-align="center"/>
      <style:text-properties fo:color="#ffffff" fo:font-size="9pt" style:font-size-asian="9pt" style:font-size-complex="9pt"/>
    </style:style>
    <style:style style:name="P14" style:family="paragraph">
      <style:paragraph-properties fo:text-align="center"/>
      <style:text-properties fo:font-family="FreeSans" style:font-family-generic="swiss" style:font-pitch="variable" fo:font-size="10pt" style:font-size-asian="10pt" style:font-size-complex="10pt"/>
    </style:style>
    <style:style style:name="P15" style:family="paragraph">
      <style:paragraph-properties fo:text-align="center"/>
      <style:text-properties fo:font-family="FreeSans" style:font-family-generic="swiss" style:font-pitch="variable"/>
    </style:style>
    <style:style style:name="P16" style:family="paragraph">
      <style:paragraph-properties fo:text-align="center"/>
      <style:text-properties fo:color="#ffffff" fo:font-family="FreeSans" style:font-family-generic="swiss" style:font-pitch="variable"/>
    </style:style>
    <style:style style:name="T1" style:family="text">
      <style:text-properties fo:font-family="FreeSan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family="FreeSans" style:font-family-generic="swiss" style:font-pitch="variable" fo:font-size="10pt" style:font-size-asian="10pt" style:font-size-complex="10pt"/>
    </style:style>
    <style:style style:name="T4" style:family="text">
      <style:text-properties fo:font-family="FreeSans" style:font-family-generic="swiss" style:font-pitch="variable"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family="FreeSan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ffffff" fo:font-family="FreeSans" style:font-family-generic="swiss" style:font-pitch="variable" fo:font-size="9pt" style:font-size-asian="9pt" style:font-size-complex="9pt"/>
    </style:style>
    <style:style style:name="T10" style:family="text">
      <style:text-properties fo:color="#ffffff" fo:font-size="9pt" style:font-size-asian="9pt" style:font-size-complex="9pt"/>
    </style:style>
    <style:style style:name="T11" style:family="text">
      <style:text-properties fo:font-family="FreeSans" style:font-family-generic="swiss" style:font-pitch="variable" fo:font-size="10pt" style:font-size-asian="10pt" style:font-size-complex="10pt"/>
    </style:style>
    <style:style style:name="T12" style:family="text">
      <style:text-properties fo:color="#ffffff" fo:font-family="FreeSan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custom-shape draw:style-name="gr1" draw:text-style-name="P1" draw:layer="layout" svg:width="11cm" svg:height="7.21cm" svg:x="3.5cm" svg:y="6.29cm">
          <text:p text:style-name="P1"><text:span text:style-name="T1">TIM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0.5cm" svg:x="-8.5cm" svg:y="1cm">
          <text:p text:style-name="P1"><text:span text:style-name="T2">List of recognized timexes with featu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2.096cm" svg:height="0.991cm" svg:x="8.458cm" svg:y="10.322cm">
          <text:p text:style-name="P1"><text:span text:style-name="T3">Search rules</text:span></text:p>
          <text:p text:style-name="P1"><text:span text:style-name="T3">by patter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506cm" svg:y1="11.313cm" svg:x2="9.511cm" svg:y2="11.693cm" draw:start-shape="id1" draw:start-glue-point="2" draw:end-shape="id2" draw:end-glue-point="0" svg:d="m9506 11313v190h5v190">
          <text:p/>
        </draw:connector>
        <draw:custom-shape draw:style-name="gr5" draw:text-style-name="P4" draw:id="id14" draw:layer="layout" svg:width="2cm" svg:height="0.7cm" svg:x="15.072cm" svg:y="9.674cm">
          <text:p text:style-name="P1"><text:span text:style-name="T4">Rules E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5" draw:layer="layout" svg:width="2.5cm" svg:height="0.5cm" svg:x="23.4cm" svg:y="8.8cm">
          <text:p text:style-name="P1"><text:span text:style-name="T5">Level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0.5cm" svg:x="23.4cm" svg:y="9.4cm">
          <text:p text:style-name="P1"><text:span text:style-name="T5">Level2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0.5cm" svg:x="23.4cm" svg:y="10cm">
          <text:p text:style-name="P1"><text:span text:style-name="T5">Level3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id="id2" draw:layer="layout" svg:width="2.16cm" svg:height="0.508cm" svg:x="8.431cm" svg:y="11.693cm">
          <text:p text:style-name="P1"><text:span text:style-name="T3">Disambiguat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cm" svg:x="22.4cm" svg:y="11cm">
          <text:p text:style-name="P7"><text:span text:style-name="T6">id <text:s text:c="4"/>pattern <text:s text:c="4"/>rule </text:span><text:span text:style-name="T7"><text:s text:c="12"/></text:span></text:p>
          <text:p text:style-name="P8"><text:span text:style-name="T7">1 <text:s text:c="5"/>Tweekday <text:s/>xxx</text:span></text:p>
          <text:p text:style-name="P7"><text:span text:style-name="T7">… <text:s text:c="4"/>… <text:s text:c="13"/></text:span><text:span text:style-name="T7">...</text:span></text:p>
          <text:p text:style-name="P7"><text:span text:style-name="T7"/></text:p>
          <text:p text:style-name="P1"><text:span text:style-name="T7"/></text:p>
          <text:p text:style-name="P1"><text:span text:style-name="T7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3" draw:id="id11" draw:layer="layout" svg:width="3.496cm" svg:height="0.943cm" svg:x="7.1cm" svg:y="7.5cm">
          <text:p text:style-name="P1"><text:span text:style-name="T3">parse timex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25" draw:layer="layout" svg:width="1.195cm" svg:height="0.444cm" svg:x="3.5cm" svg:y="5.556cm">
          <text:p text:style-name="P1"><text:span text:style-name="T8">words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.475cm" svg:height="0.444cm" svg:x="7.237cm" svg:y="8.878cm">
          <text:p text:style-name="P1"><text:span text:style-name="T8">norm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3" draw:layer="layout" svg:width="1.195cm" svg:height="0.444cm" svg:x="8.912cm" svg:y="8.896cm">
          <text:p text:style-name="P1"><text:span text:style-name="T8">patter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269cm" svg:x1="9.509cm" svg:y1="9.34cm" svg:x2="9.506cm" svg:y2="10.322cm" draw:start-shape="id3" draw:start-glue-point="2" draw:end-shape="id1" draw:end-glue-point="0" svg:d="m9509 9340v760h-3v222">
          <text:p/>
        </draw:connector>
        <draw:custom-shape draw:style-name="gr5" draw:text-style-name="P4" draw:id="id4" draw:layer="layout" svg:width="1.998cm" svg:height="0.633cm" svg:x="16.302cm" svg:y="7.1cm">
          <text:p text:style-name="P1"><text:span text:style-name="T4">Knw. E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1" draw:layer="layout" svg:width="3.002cm" svg:height="0.5cm" svg:x="22.4cm" svg:y="5.8cm">
          <text:p text:style-name="P1"><text:span text:style-name="T7">DaysOfWeek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002cm" svg:height="0.5cm" svg:x="22.4cm" svg:y="6.4cm">
          <text:p text:style-name="P1"><text:span text:style-name="T7">MonthsOfYea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02cm" svg:height="0.5cm" svg:x="22.4cm" svg:y="7cm">
          <text:p text:style-name="P1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id="id5" draw:layer="layout" svg:width="2.5cm" svg:height="0.5cm" svg:x="12.69cm" svg:y="7.14cm">
          <text:p text:style-name="P1"><text:span text:style-name="T9">Knowledge EN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6.302cm" svg:y1="7.416cm" svg:x2="15.19cm" svg:y2="7.39cm" draw:start-shape="id4" draw:end-shape="id5" draw:end-glue-point="1" svg:d="m16302 7416h-543v-26h-569">
          <text:p/>
        </draw:connector>
        <draw:custom-shape draw:style-name="gr5" draw:text-style-name="P4" draw:id="id6" draw:layer="layout" svg:width="2.007cm" svg:height="0.635cm" svg:x="16.3cm" svg:y="7.9cm">
          <text:p text:style-name="P1"><text:span text:style-name="T4">Knw. 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id="id8" draw:layer="layout" svg:width="2.007cm" svg:height="0.635cm" svg:x="16.3cm" svg:y="8.7cm">
          <text:p text:style-name="P1"><text:span text:style-name="T4">Knw. oth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2" draw:id="id7" draw:layer="layout" svg:width="2.5cm" svg:height="0.5cm" svg:x="12.69cm" svg:y="7.94cm">
          <text:p text:style-name="P1"><text:span text:style-name="T9">Knowledge 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id="id9" draw:layer="layout" svg:width="2.5cm" svg:height="0.5cm" svg:x="12.69cm" svg:y="8.74cm">
          <text:p text:style-name="P1"><text:span text:style-name="T9">Knowledge</text:span><text:span text:style-name="T10"> oth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6.3cm" svg:y1="8.217cm" svg:x2="15.19cm" svg:y2="8.19cm" draw:start-shape="id6" draw:start-glue-point="6" draw:end-shape="id7" draw:end-glue-point="1" svg:d="m16300 8217h-543v-27h-567">
          <text:p/>
        </draw:connector>
        <draw:connector draw:style-name="gr9" draw:text-style-name="P1" draw:layer="layout" svg:x1="16.3cm" svg:y1="9.017cm" svg:x2="15.19cm" svg:y2="8.99cm" draw:start-shape="id8" draw:start-glue-point="6" draw:end-shape="id9" draw:end-glue-point="1" svg:d="m16300 9017h-543v-27h-567">
          <text:p/>
        </draw:connector>
        <draw:frame draw:style-name="gr12" draw:text-style-name="P14" draw:layer="layout" svg:width="2.957cm" svg:height="1.165cm" svg:x="15.3cm" svg:y="5.7cm">
          <draw:text-box>
            <text:p text:style-name="P1"><text:span text:style-name="T11">External SQLite</text:span></text:p>
            <text:p text:style-name="P1"><text:span text:style-name="T11">databases</text:span></text:p>
          </draw:text-box>
        </draw:frame>
        <draw:custom-shape draw:style-name="gr5" draw:text-style-name="P4" draw:id="id13" draw:layer="layout" svg:width="2cm" svg:height="0.7cm" svg:x="15.072cm" svg:y="10.474cm">
          <text:p text:style-name="P1"><text:span text:style-name="T4">Rules 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id="id15" draw:layer="layout" svg:width="2cm" svg:height="0.7cm" svg:x="15.072cm" svg:y="11.274cm">
          <text:p text:style-name="P1"><text:span text:style-name="T4">Rules Oth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id="id10" draw:layer="layout" svg:width="1.5cm" svg:height="1.5cm" svg:x="10.912cm" svg:y="7.452cm">
          <text:p text:style-name="P1"><text:span text:style-name="T4">selec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15" draw:layer="layout" svg:x1="12.69cm" svg:y1="7.39cm" svg:x2="12.412cm" svg:y2="8.202cm" draw:start-shape="id5" draw:start-glue-point="3" draw:end-shape="id10" draw:end-glue-point="7" svg:d="m12690 7390h-145v812h-133">
          <text:p/>
        </draw:connector>
        <draw:connector draw:style-name="gr14" draw:text-style-name="P15" draw:layer="layout" svg:x1="12.412cm" svg:y1="8.202cm" svg:x2="12.69cm" svg:y2="8.19cm" draw:start-shape="id10" draw:start-glue-point="7" draw:end-shape="id7" draw:end-glue-point="3" svg:d="m12412 8202h133v-12h145">
          <text:p/>
        </draw:connector>
        <draw:connector draw:style-name="gr14" draw:text-style-name="P15" draw:layer="layout" svg:x1="12.69cm" svg:y1="8.99cm" svg:x2="12.412cm" svg:y2="8.202cm" draw:start-shape="id9" draw:start-glue-point="3" draw:end-shape="id10" draw:end-glue-point="7" svg:d="m12690 8990h-145v-788h-133">
          <text:p/>
        </draw:connector>
        <draw:connector draw:style-name="gr14" draw:text-style-name="P15" draw:layer="layout" svg:x1="10.912cm" svg:y1="8.202cm" svg:x2="10.596cm" svg:y2="7.971cm" draw:start-shape="id10" draw:start-glue-point="5" draw:end-shape="id11" draw:end-glue-point="1" svg:d="m10912 8202h-151v-231h-165">
          <text:p/>
        </draw:connector>
        <draw:custom-shape draw:style-name="gr13" draw:text-style-name="P4" draw:id="id12" draw:layer="layout" svg:width="1.5cm" svg:height="1.5cm" svg:x="10.923cm" svg:y="10.068cm">
          <text:p text:style-name="P1"><text:span text:style-name="T4">selec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15" draw:layer="layout" svg:x1="12.423cm" svg:y1="10.818cm" svg:x2="15.072cm" svg:y2="10.824cm" draw:start-shape="id12" draw:start-glue-point="7" draw:end-shape="id13" draw:end-glue-point="6" svg:d="m12423 10818h1331v6h1318">
          <text:p/>
        </draw:connector>
        <draw:connector draw:style-name="gr14" draw:text-style-name="P15" draw:layer="layout" svg:x1="12.423cm" svg:y1="10.818cm" svg:x2="15.072cm" svg:y2="10.024cm" draw:start-shape="id12" draw:start-glue-point="7" draw:end-shape="id14" draw:end-glue-point="6" svg:d="m12423 10818h1331v-794h1318">
          <text:p/>
        </draw:connector>
        <draw:connector draw:style-name="gr14" draw:text-style-name="P15" draw:layer="layout" svg:x1="12.423cm" svg:y1="10.818cm" svg:x2="15.072cm" svg:y2="11.624cm" draw:start-shape="id12" draw:start-glue-point="7" draw:end-shape="id15" draw:end-glue-point="6" svg:d="m12423 10818h1331v806h1318">
          <text:p/>
        </draw:connector>
        <draw:connector draw:style-name="gr14" draw:text-style-name="P15" draw:layer="layout" svg:x1="10.923cm" svg:y1="10.818cm" svg:x2="10.554cm" svg:y2="10.817cm" draw:start-shape="id12" draw:start-glue-point="5" draw:end-shape="id1" draw:end-glue-point="1" svg:d="m10923 10818h-178v-1h-191">
          <text:p/>
        </draw:connector>
        <draw:custom-shape draw:style-name="gr3" draw:text-style-name="P6" draw:id="id17" draw:layer="layout" svg:width="8.66cm" svg:height="0.508cm" svg:x="5.34cm" svg:y="12.492cm">
          <text:p text:style-name="P1"><text:span text:style-name="T3">Apply selected rule</text:span>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9.491cm" svg:y1="8.443cm" svg:x2="9.5cm" svg:y2="8.9cm">
          <text:p/>
        </draw:line>
        <draw:line draw:style-name="gr15" draw:text-style-name="P15" draw:layer="layout" svg:x1="7.992cm" svg:y1="8.444cm" svg:x2="8.001cm" svg:y2="8.901cm">
          <text:p/>
        </draw:line>
        <draw:custom-shape draw:style-name="gr2" draw:text-style-name="P10" draw:id="id33" draw:layer="layout" svg:width="1.195cm" svg:height="0.444cm" svg:x="4.805cm" svg:y="5.556cm">
          <text:p text:style-name="P1"><text:span text:style-name="T8">PoS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34" draw:layer="layout" svg:width="1.292cm" svg:height="0.444cm" svg:x="6.108cm" svg:y="5.556cm">
          <text:p text:style-name="P1"><text:span text:style-name="T8">lemmas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16" draw:layer="layout" svg:width="1.488cm" svg:height="0.444cm" svg:x="10.938cm" svg:y="5.547cm">
          <text:p text:style-name="P1"><text:span text:style-name="T8">language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1.662cm" svg:y1="8.952cm" svg:x2="11.673cm" svg:y2="10.068cm" draw:start-shape="id10" draw:start-glue-point="6" draw:end-shape="id12" draw:end-glue-point="4" svg:d="m11662 8952v559h11v557">
          <text:p/>
        </draw:connector>
        <draw:connector draw:style-name="gr14" draw:text-style-name="P15" draw:layer="layout" svg:x1="11.682cm" svg:y1="5.991cm" svg:x2="11.662cm" svg:y2="7.452cm" draw:start-shape="id16" draw:start-glue-point="2" draw:end-shape="id10" draw:end-glue-point="4" svg:d="m11682 5991v737h-20v724">
          <text:p/>
        </draw:connector>
        <draw:custom-shape draw:style-name="gr2" draw:text-style-name="P10" draw:id="id18" draw:layer="layout" svg:width="3.5cm" svg:height="0.444cm" svg:x="7.9cm" svg:y="14.1cm">
          <text:p text:style-name="P1"><text:span text:style-name="T8">normalized valu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67cm" svg:y1="13cm" svg:x2="9.65cm" svg:y2="14.1cm" draw:start-shape="id17" draw:start-glue-point="2" draw:end-shape="id18" draw:end-glue-point="0" svg:d="m9670 13000v550h-20v550">
          <text:p/>
        </draw:connector>
        <draw:connector draw:style-name="gr4" draw:text-style-name="P1" draw:layer="layout" svg:x1="9.507cm" svg:y1="12.113cm" svg:x2="9.512cm" svg:y2="12.493cm" svg:d="m9507 12113v190h5v190">
          <text:p/>
        </draw:connector>
        <draw:custom-shape draw:style-name="gr2" draw:text-style-name="P10" draw:id="id27" draw:layer="layout" svg:width="1.195cm" svg:height="0.444cm" svg:x="1.8cm" svg:y="11.8cm">
          <text:p text:style-name="P1"><text:span text:style-name="T8">ten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32" draw:layer="layout" svg:width="1.9cm" svg:height="0.444cm" svg:x="1.1cm" svg:y="11.056cm">
          <text:p text:style-name="P1"><text:span text:style-name="T8">gov-prep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28" draw:layer="layout" svg:width="1.292cm" svg:height="0.444cm" svg:x="1.808cm" svg:y="12.4cm">
          <text:p text:style-name="P1"><text:span text:style-name="T8">dc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29" draw:layer="layout" svg:width="1.292cm" svg:height="0.444cm" svg:x="1.808cm" svg:y="13cm">
          <text:p text:style-name="P1"><text:span text:style-name="T8">r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30" draw:layer="layout" svg:width="1.901cm" svg:height="0.444cm" svg:x="1.1cm" svg:y="9.8cm">
          <text:p text:style-name="P1"><text:span text:style-name="T8">TimeML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id="id31" draw:layer="layout" svg:width="1.902cm" svg:height="0.444cm" svg:x="1.1cm" svg:y="10.4cm">
          <text:p text:style-name="P1"><text:span text:style-name="T8">Norm 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layout" svg:width="5.7cm" svg:height="7.5cm" svg:x="-7cm" svg:y="2.5cm">
          <text:p text:style-name="P1"><text:span text:style-name="T1">TIMEN_CONSUM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17" draw:text-style-name="P15" draw:layer="layout" svg:x1="-4.05cm" svg:y1="1.5cm" svg:x2="-4.15cm" svg:y2="2.5cm" draw:end-shape="id19" draw:end-glue-point="0" svg:d="m-4050 1500v225h-100v775">
          <text:p/>
        </draw:connector>
        <draw:custom-shape draw:style-name="gr18" draw:text-style-name="P14" draw:id="id24" draw:layer="layout" svg:width="3.961cm" svg:height="0.606cm" svg:x="-6.161cm" svg:y="5.674cm">
          <text:p text:style-name="P1"><text:span text:style-name="T11">For each timex call tim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id="id22" draw:layer="layout" svg:width="2.3cm" svg:height="1.6cm" svg:x="-5.3cm" svg:y="7.1cm">
          <text:p text:style-name="P1"><text:span text:style-name="T4">Select</text:span></text:p>
          <text:p text:style-name="P1"><text:span text:style-name="T4"><text:s/></text:span><text:span text:style-name="T4">as r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0" draw:id="id20" draw:layer="layout" svg:width="3cm" svg:height="0.444cm" svg:x="-6.7cm" svg:y="5cm">
          <text:p text:style-name="P1"><text:span text:style-name="T8">Initialize rt as dct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id="id21" draw:layer="layout" svg:width="1cm" svg:height="1cm" svg:x="-9cm" svg:y="5.3cm">
          <text:p text:style-name="P1"><text:span text:style-name="T12">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5" draw:layer="layout" svg:x1="-6.7cm" svg:y1="5.222cm" svg:x2="-8.5cm" svg:y2="5.3cm" draw:start-shape="id20" draw:start-glue-point="3" draw:end-shape="id21" draw:end-glue-point="4" svg:d="m-6700 5222h-661v-423h-1139v501">
          <text:p/>
        </draw:connector>
        <draw:connector draw:style-name="gr21" draw:text-style-name="P14" draw:layer="layout" svg:x1="-4.15cm" svg:y1="8.7cm" svg:x2="-8.5cm" svg:y2="6.3cm" draw:start-shape="id22" draw:start-glue-point="6" draw:end-shape="id21" draw:end-glue-point="6" svg:d="m-4150 8700v514h-4350v-2914">
          <text:p text:style-name="P1"><text:span text:style-name="T11"/></text:p>
          <text:p text:style-name="P1"><text:span text:style-name="T11">yes</text:span></text:p>
        </draw:connector>
        <draw:custom-shape draw:style-name="gr2" draw:text-style-name="P2" draw:id="id23" draw:layer="layout" svg:width="7.6cm" svg:height="1.27cm" svg:x="-8cm" svg:y="11.1cm">
          <text:p text:style-name="P1"><text:span text:style-name="T2">List of recognized timexes</text:span></text:p>
          <text:p text:style-name="P1"><text:span text:style-name="T2">with features and normalized value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svg:x1="-4.15cm" svg:y1="10cm" svg:x2="-4.2cm" svg:y2="11.1cm" draw:start-shape="id19" draw:start-glue-point="2" draw:end-shape="id23" draw:end-glue-point="0" svg:d="m-4150 10000v639h-50v461">
          <text:p/>
        </draw:connector>
        <draw:connector draw:style-name="gr22" draw:text-style-name="P15" draw:layer="layout" svg:x1="-2.2cm" svg:y1="5.977cm" svg:x2="4.097cm" svg:y2="5.556cm" draw:start-shape="id24" draw:start-glue-point="7" draw:end-shape="id25" draw:end-glue-point="0" svg:d="m-2200 5977h2850v-947h3447v526">
          <text:p/>
        </draw:connector>
        <draw:custom-shape draw:style-name="gr18" draw:text-style-name="P14" draw:id="id26" draw:layer="layout" svg:width="3.961cm" svg:height="0.5cm" svg:x="-5.99cm" svg:y="6.546cm">
          <text:p text:style-name="P1"><text:span text:style-name="T11">Save normalized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5" draw:layer="layout" draw:line-skew="0cm -2.436cm" svg:x1="9.65cm" svg:y1="14.544cm" svg:x2="-2.029cm" svg:y2="6.796cm" draw:start-shape="id18" draw:start-glue-point="2" draw:end-shape="id26" draw:end-glue-point="7" svg:d="m9650 14544v526h-9150v-8274h-2529">
          <text:p/>
        </draw:connector>
        <draw:connector draw:style-name="gr20" draw:text-style-name="P15" draw:layer="layout" svg:x1="2.995cm" svg:y1="12.022cm" svg:x2="5.34cm" svg:y2="12.746cm" draw:start-shape="id27" draw:start-glue-point="1" draw:end-shape="id17" draw:end-glue-point="3" svg:d="m2995 12022h1172v724h1173">
          <text:p/>
        </draw:connector>
        <draw:connector draw:style-name="gr20" draw:text-style-name="P15" draw:layer="layout" svg:x1="3.1cm" svg:y1="12.622cm" svg:x2="5.34cm" svg:y2="12.746cm" draw:start-shape="id28" draw:start-glue-point="1" draw:end-shape="id17" draw:end-glue-point="3" svg:d="m3100 12622h1120v124h1120">
          <text:p/>
        </draw:connector>
        <draw:connector draw:style-name="gr20" draw:text-style-name="P15" draw:layer="layout" svg:x1="3.1cm" svg:y1="13.222cm" svg:x2="5.34cm" svg:y2="12.746cm" draw:start-shape="id29" draw:start-glue-point="1" draw:end-shape="id17" draw:end-glue-point="3" svg:d="m3100 13222h1120v-476h1120">
          <text:p/>
        </draw:connector>
        <draw:connector draw:style-name="gr20" draw:text-style-name="P15" draw:layer="layout" svg:x1="3.001cm" svg:y1="10.022cm" svg:x2="8.458cm" svg:y2="10.817cm" draw:start-shape="id30" draw:start-glue-point="1" draw:end-shape="id1" draw:end-glue-point="3" svg:d="m3001 10022h2728v795h2729">
          <text:p/>
        </draw:connector>
        <draw:connector draw:style-name="gr20" draw:text-style-name="P15" draw:layer="layout" svg:x1="3.002cm" svg:y1="10.622cm" svg:x2="8.458cm" svg:y2="10.817cm" draw:start-shape="id31" draw:start-glue-point="1" draw:end-shape="id1" draw:end-glue-point="3" svg:d="m3002 10622h2728v195h2728">
          <text:p/>
        </draw:connector>
        <draw:connector draw:style-name="gr20" draw:text-style-name="P15" draw:layer="layout" svg:x1="3cm" svg:y1="11.278cm" svg:x2="8.431cm" svg:y2="11.947cm" draw:start-shape="id32" draw:start-glue-point="1" draw:end-shape="id2" draw:end-glue-point="3" svg:d="m3000 11278h2716v669h2715">
          <text:p/>
        </draw:connector>
        <draw:connector draw:style-name="gr22" draw:text-style-name="P15" draw:layer="layout" svg:x1="-2.2cm" svg:y1="5.977cm" svg:x2="5.402cm" svg:y2="5.556cm" draw:start-shape="id24" draw:start-glue-point="7" draw:end-shape="id33" draw:end-glue-point="0" svg:d="m-2200 5977h3502v-947h4100v526">
          <text:p/>
        </draw:connector>
        <draw:connector draw:style-name="gr22" draw:text-style-name="P15" draw:layer="layout" svg:x1="-2.2cm" svg:y1="5.977cm" svg:x2="6.754cm" svg:y2="5.556cm" draw:start-shape="id24" draw:start-glue-point="7" draw:end-shape="id34" draw:end-glue-point="0" svg:d="m-2200 5977h4154v-947h4800v526">
          <text:p/>
        </draw:connector>
        <draw:connector draw:style-name="gr22" draw:text-style-name="P15" draw:layer="layout" draw:line-skew="-3.869cm" svg:x1="-2.2cm" svg:y1="5.977cm" svg:x2="11.682cm" svg:y2="5.547cm" draw:start-shape="id24" draw:start-glue-point="7" draw:end-shape="id16" draw:end-glue-point="0" svg:d="m-2200 5977h2700v-956h11182v526">
          <text:p/>
        </draw:connector>
        <draw:connector draw:style-name="gr23" draw:text-style-name="P15" draw:layer="layout" svg:x1="4.097cm" svg:y1="6cm" svg:x2="7.1cm" svg:y2="7.971cm" draw:start-shape="id25" draw:start-glue-point="2" draw:end-shape="id11" draw:end-glue-point="3" svg:d="m4097 6000v1971h3003">
          <text:p/>
        </draw:connector>
        <draw:line draw:style-name="gr23" draw:text-style-name="P15" draw:layer="layout" svg:x1="7.938cm" svg:y1="9.322cm" svg:x2="8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Héctor</meta:initial-creator>
    <meta:creation-date>2008-09-30T10:47:48</meta:creation-date>
    <dc:date>2011-09-28T18:28:46</dc:date>
    <meta:editing-cycles>51</meta:editing-cycles>
    <meta:editing-duration>PT35H49M06S</meta:editing-duration>
    <dc:creator>hector </dc:cre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